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Know Sp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18:54.89</meta:creation-date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14"/>
    <dc:date>2010-05-26T10:19:20.74</dc:date>
    <dc:creator>Paul Stevens</dc:creator>
    <meta:editing-duration>PT00H00M26S</meta:editing-duration>
    <meta:editing-cycles>1</meta:editing-cycles>
  </office:meta>
</office:document-meta>
</file>